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dentityColumnMaxValueIncrementer.AbstractIdentityColumn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dentityColumnMaxValueIncrementer.getNextKe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IdentityColumnMaxValueIncrementer.setDeleteSpecificValues( boolean deleteSpecific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IdentityColumnMaxValueIncrementer.isDeleteSpecific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entityColumnMaxValueIncrementer.AbstractIdentityColumn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entityColumnMaxValueIncrementer.getDeleteStatement( long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